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ben hattest du noch dein normales Leben</text:p>
      <text:p text:style-name="P1">Eben konntest du noch blauen Himmel sehen</text:p>
      <text:p text:style-name="P1">Eben hattest du noch deine Menschlichkeit</text:p>
      <text:p text:style-name="P1">Eben hattest du noch ewig Zeit</text:p>
      <text:p text:style-name="P1"></text:p>
      <text:p text:style-name="P1">Eben hattest du noch Mut zum denken</text:p>
      <text:p text:style-name="P1">Eben konntest du dich noch in dir versenken</text:p>
      <text:p text:style-name="P1">Bis gerade eben war dein Herz noch offen</text:p>
      <text:p text:style-name="P1">Bis gerade eben konntest du noch hoffen</text:p>
      <text:p text:style-name="P1"></text:p>
      <text:p text:style-name="P1"></text:p>
      <text:p text:style-name="P1">Ich bin die Angst und ich schleiche mich in deine Welt</text:p>
      <text:p text:style-name="P1">bis dir der Himmel auf den Schädel fällt</text:p>
      <text:p text:style-name="P1">Ich bin die Angst und ich fresse deine Freiheit auf</text:p>
      <text:p text:style-name="P1">du hast Angst mich zu verlieren darum nimmst du mich in Kauf.</text:p>
      <text:p text:style-name="P1"></text:p>
      <text:p text:style-name="P1"></text:p>
      <text:p text:style-name="P1">Eben konntest du noch andre lieben</text:p>
      <text:p text:style-name="P1">Eben hast du noch das Gute gesehn</text:p>
      <text:p text:style-name="P1">dein Herz hat noch im Takt geschlagen</text:p>
      <text:p text:style-name="P1">und heute musst du dich vorsehn</text:p>
      <text:p text:style-name="P1"></text:p>
      <text:p text:style-name="P1">Deine Hoffnung wird erschüttert</text:p>
      <text:p text:style-name="P1">Deine Seele wird verbittert</text:p>
      <text:p text:style-name="P1">dein letzter Mut verblasst</text:p>
      <text:p text:style-name="P1">Dein Ärger wird zu Hass</text:p>
      <text:p text:style-name="P1"></text:p>
      <text:p text:style-name="P1"></text:p>
      <text:p text:style-name="P1">Ich bin die Angst und ich schleiche mich in deine Welt</text:p>
      <text:p text:style-name="P1">bis dir der Himmel auf den Schädel fällt</text:p>
      <text:p text:style-name="P1">Ich bin die Angst und ich fresse deine Freiheit auf</text:p>
      <text:p text:style-name="P1">du hast Angst mich zu verlieren darum nimmst du mich in Kauf.</text:p>
      <text:p text:style-name="P1"></text:p>
      <text:p text:style-name="P1"></text:p>
      <text:p text:style-name="P1">Komm gehorch mir, mach dein Herz zu,</text:p>
      <text:p text:style-name="P1">bis ich dich mit Hass erfülle</text:p>
      <text:p text:style-name="P1">starr vor Angst lass keinen Schmerz zu,</text:p>
      <text:p text:style-name="P1">sei mein Schwert und sei mein Wille</text:p>
      <text:p text:style-name="P1">Die Gewalt sei dein Gebieter,</text:p>
      <text:p text:style-name="P1">bis ich dich vollends bestimme</text:p>
      <text:p text:style-name="P1">Du wirst meine Botschaft tragen,</text:p>
      <text:p text:style-name="P1">Du bist meine leere Hülle!</text:p>
      <text:p text:style-name="P1"/>
      <text:p text:style-name="P1">Ich bin die Angst und ich schleiche mich in deine Welt</text:p>
      <text:p text:style-name="P1">bis dir der Himmel auf den Schädel fällt</text:p>
      <text:p text:style-name="P1">Ich bin die Angst und ich fresse deine Freiheit auf</text:p>
      <text:p text:style-name="P1">du hast Angst mich zu verlieren darum nimmst du mich in Kauf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1-19T11:56:05</meta:creation-date>
    <dc:date>2015-01-19T11:57:48</dc:date>
    <dc:creator>Oxymoronist </dc:creator>
    <meta:editing-duration>P0D</meta:editing-duration>
    <meta:editing-cycles>1</meta:editing-cycles>
    <meta:document-statistic meta:table-count="0" meta:image-count="0" meta:object-count="0" meta:page-count="1" meta:paragraph-count="46" meta:word-count="269" meta:character-count="1473" meta:non-whitespace-character-count="1192"/>
    <meta:generator>LibreOffice/3.5$Linux_x86 LibreOffice_project/350m1$Build-2</meta:generator>
  </office:meta>
</office:document-meta>
</file>